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693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NOVIEMBRE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 table:number-rows-repeated="78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11-30" calcext:value-type="string">
            <text:p>2014-11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NOVIEMBRE 2014" calcext:value-type="string">
            <text:p>PROVISION ANTIGUEDAD PRESTACIONES SOCIALES DIARIA NOVIEMBRE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11-30','---','-------------------------','PROVISION ANTIGUEDAD PRESTACIONES SOCIALES DIARIA NOVIEMBRE 2014',1,'-','----------','----------',0,0,0,0,'--','SIGESP');" calcext:value-type="string">
            <text:p>INSERT INTO sigesp_cmp VALUES('0001','SCGCMP','0','2014-11-30','---','-------------------------','PROVISION ANTIGUEDAD PRESTACIONES SOCIALES DIARIA NOVIEMBRE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59:50.0707572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6:00:41.242071373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10" meta:object-count="0"/>
  </office:meta>
</office:document-meta>
</file>